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6681in"/>
    </style:style>
    <style:style style:name="co4" style:family="table-column">
      <style:table-column-properties fo:break-before="auto" style:column-width="4.7346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tone Masonry</text:p>
          </table:table-cell>
          <table:table-cell office:value-type="string">
            <text:p>Chisel, Hammer</text:p>
          </table:table-cell>
          <table:table-cell office:value-type="string">
            <text:p>Masons Workbench</text:p>
          </table:table-cell>
          <table:table-cell office:value-type="string">
            <text:p>Rock(10)</text:p>
          </table:table-cell>
        </table:table-row>
        <table:table-row table:style-name="ro1">
          <table:table-cell/>
          <table:table-cell office:value-type="string">
            <text:p>Hammer, Rod</text:p>
          </table:table-cell>
          <table:table-cell office:value-type="string">
            <text:p>Mortar Mix</text:p>
          </table:table-cell>
          <table:table-cell office:value-type="string">
            <text:p>Crushed Limestone, Water</text:p>
          </table:table-cell>
        </table:table-row>
        <table:table-row table:style-name="ro1">
          <table:table-cell/>
          <table:table-cell office:value-type="string">
            <text:p>Hammer, Rod</text:p>
          </table:table-cell>
          <table:table-cell office:value-type="string">
            <text:p>Brick</text:p>
          </table:table-cell>
          <table:table-cell office:value-type="string">
            <text:p>Crushed Rock/Sand(3):Clay(1); Bake in furnace for extra durability 1000C</text:p>
          </table:table-cell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atue</text:p>
          </table:table-cell>
          <table:table-cell office:value-type="string">
            <text:p>Rock</text:p>
          </table:table-cell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Chair</text:p>
          </table:table-cell>
          <table:table-cell office:value-type="string">
            <text:p>Rock</text:p>
          </table:table-cell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Bowl</text:p>
          </table:table-cell>
          <table:table-cell office:value-type="string">
            <text:p>Rock</text:p>
          </table:table-cell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Vase</text:p>
          </table:table-cell>
          <table:table-cell office:value-type="string">
            <text:p>Rock</text:p>
          </table:table-cell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Wall</text:p>
          </table:table-cell>
          <table:table-cell office:value-type="string">
            <text:p>Rock(5)</text:p>
          </table:table-cell>
        </table:table-row>
        <table:table-row table:style-name="ro2">
          <table:table-cell/>
          <table:table-cell office:value-type="string">
            <text:p>Chisel, Hammer</text:p>
          </table:table-cell>
          <table:table-cell office:value-type="string">
            <text:p>Stone Axe Head</text:p>
          </table:table-cell>
          <table:table-cell office:value-type="string">
            <text:p>Rock</text:p>
          </table:table-cell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Hoe Head</text:p>
          </table:table-cell>
          <table:table-cell office:value-type="string">
            <text:p>Rock</text:p>
          </table:table-cell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Shovel Head</text:p>
          </table:table-cell>
          <table:table-cell office:value-type="string">
            <text:p>Rock</text:p>
          </table:table-cell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Pickaxe Head</text:p>
          </table:table-cell>
          <table:table-cell office:value-type="string">
            <text:p>Rock</text:p>
          </table:table-cell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Hammer Head</text:p>
          </table:table-cell>
          <table:table-cell office:value-type="string">
            <text:p>Rock</text:p>
          </table:table-cell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culpture</text:p>
          </table:table-cell>
          <table:table-cell office:value-type="string">
            <text:p>Rock</text:p>
          </table:table-cell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Cast(For Pouring molds)</text:p>
          </table:table-cell>
          <table:table-cell office:value-type="string">
            <text:p>Rock</text:p>
          </table:table-cell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Mortar</text:p>
          </table:table-cell>
          <table:table-cell office:value-type="string">
            <text:p>Rock</text:p>
          </table:table-cell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Pestle</text:p>
          </table:table-cell>
          <table:table-cell office:value-type="string">
            <text:p>Rock</text:p>
          </table:table-cell>
        </table:table-row>
        <table:table-row table:style-name="ro2">
          <table:table-cell/>
          <table:table-cell office:value-type="string">
            <text:p>Chisel, Hammer</text:p>
          </table:table-cell>
          <table:table-cell office:value-type="string">
            <text:p>Gloryhole</text:p>
          </table:table-cell>
          <table:table-cell office:value-type="string">
            <text:p>Mortar mix(2), Brick(20)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20:5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0:58:13.77</meta:creation-date>
    <dc:date>2012-08-30T20:58:32.37</dc:date>
    <meta:editing-duration>PT18S</meta:editing-duration>
    <meta:editing-cycles>1</meta:editing-cycles>
    <meta:document-statistic meta:table-count="3" meta:cell-count="55" meta:object-count="0"/>
    <meta:generator>LibreOffice/3.4$Win32 LibreOffice_project/340m1$Build-502</meta:generator>
  </office:meta>
</office:document-meta>
</file>